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646cm" fo:min-width="2.884cm"/>
    </style:style>
    <style:style style:name="gr2" style:family="graphic" style:parent-style-name="standard">
      <style:graphic-properties draw:stroke="none" draw:fill="solid" draw:fill-color="#83caff" draw:textarea-horizontal-align="justify" draw:textarea-vertical-align="middle" draw:auto-grow-height="false" fo:min-height="0.773cm" fo:min-width="2.87cm"/>
    </style:style>
    <style:style style:name="gr3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.646cm" fo:min-width="2.884cm"/>
    </style:style>
    <style:style style:name="gr4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645cm" fo:min-width="2.884cm"/>
    </style:style>
    <style:style style:name="gr5" style:family="graphic" style:parent-style-name="standard">
      <style:graphic-properties draw:stroke="none" draw:fill="solid" draw:fill-color="#e6e6ff" draw:textarea-horizontal-align="justify" draw:textarea-vertical-align="middle" draw:auto-grow-height="false" fo:min-height="0.39cm" fo:min-width="2.912cm"/>
    </style:style>
    <style:style style:name="gr6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.39cm" fo:min-width="2.912cm"/>
    </style:style>
    <style:style style:name="gr7" style:family="graphic" style:parent-style-name="standard">
      <style:graphic-properties draw:stroke="none" draw:fill="solid" draw:fill-color="#aecf00" draw:textarea-horizontal-align="justify" draw:textarea-vertical-align="middle" draw:auto-grow-height="false" fo:min-height="0.646cm" fo:min-width="2.884cm"/>
    </style:style>
    <style:style style:name="gr8" style:family="graphic" style:parent-style-name="standard">
      <style:graphic-properties svg:stroke-width="0.06cm" svg:stroke-color="#0084d1" draw:marker-start-width="0.28cm" draw:marker-end="" draw:marker-end-width="0.28cm" draw:textarea-horizontal-align="center" draw:textarea-vertical-align="middle" fo:padding-top="0.155cm" fo:padding-bottom="0.155cm" fo:padding-left="0.28cm" fo:padding-right="0.28cm"/>
    </style:style>
    <style:style style:name="gr9" style:family="graphic" style:parent-style-name="standard">
      <style:graphic-properties draw:stroke="solid" svg:stroke-width="0.03cm" svg:stroke-color="#ff420e" draw:marker-start-width="0.35cm" draw:marker-end-width="0.35cm" draw:fill="none" draw:fill-color="#ff420e" draw:textarea-horizontal-align="justify" draw:textarea-vertical-align="middle" draw:auto-grow-height="false" fo:min-height="0.616cm" fo:min-width="1.639cm" fo:padding-top="0.14cm" fo:padding-bottom="0.14cm" fo:padding-left="0.265cm" fo:padding-right="0.265cm"/>
    </style:style>
    <style:style style:name="gr10" style:family="graphic" style:parent-style-name="standard">
      <style:graphic-properties draw:stroke="solid" svg:stroke-width="0.03cm" svg:stroke-color="#83caff" draw:marker-start-width="0.35cm" draw:marker-end-width="0.35cm" draw:fill="none" draw:fill-color="#83caff" draw:textarea-horizontal-align="justify" draw:textarea-vertical-align="middle" draw:auto-grow-height="false" fo:min-height="0.743cm" fo:min-width="1.625cm" fo:padding-top="0.14cm" fo:padding-bottom="0.14cm" fo:padding-left="0.265cm" fo:padding-right="0.265cm"/>
    </style:style>
    <style:style style:name="gr11" style:family="graphic" style:parent-style-name="standard">
      <style:graphic-properties draw:stroke="solid" svg:stroke-width="0.03cm" svg:stroke-color="#ffd320" draw:marker-start-width="0.35cm" draw:marker-end-width="0.35cm" draw:fill="none" draw:fill-color="#ffd320" draw:textarea-horizontal-align="justify" draw:textarea-vertical-align="middle" draw:auto-grow-height="false" fo:min-height="0.616cm" fo:min-width="1.639cm" fo:padding-top="0.14cm" fo:padding-bottom="0.14cm" fo:padding-left="0.265cm" fo:padding-right="0.265cm"/>
    </style:style>
    <style:style style:name="gr12" style:family="graphic" style:parent-style-name="standard">
      <style:graphic-properties draw:stroke="solid" svg:stroke-width="0.03cm" svg:stroke-color="#c5000b" draw:marker-start-width="0.35cm" draw:marker-end-width="0.35cm" draw:fill="none" draw:fill-color="#c5000b" draw:textarea-horizontal-align="justify" draw:textarea-vertical-align="middle" draw:auto-grow-height="false" fo:min-height="0.616cm" fo:min-width="1.639cm" fo:padding-top="0.14cm" fo:padding-bottom="0.14cm" fo:padding-left="0.265cm" fo:padding-right="0.265cm"/>
    </style:style>
    <style:style style:name="gr13" style:family="graphic" style:parent-style-name="standard">
      <style:graphic-properties draw:stroke="solid" svg:stroke-width="0.03cm" svg:stroke-color="#aecf00" draw:marker-start-width="0.35cm" draw:marker-end-width="0.35cm" draw:fill="none" draw:fill-color="#aecf00" draw:textarea-horizontal-align="justify" draw:textarea-vertical-align="middle" draw:auto-grow-height="false" fo:min-height="0.616cm" fo:min-width="1.639cm" fo:padding-top="0.14cm" fo:padding-bottom="0.14cm" fo:padding-left="0.265cm" fo:padding-right="0.265cm"/>
    </style:style>
    <style:style style:name="gr14" style:family="graphic" style:parent-style-name="standard">
      <style:graphic-properties svg:stroke-width="0.053cm" svg:stroke-color="#0066cc" draw:marker-start-width="0.379cm" draw:marker-end-width="0.379cm" draw:fill="none" draw:textarea-horizontal-align="justify" draw:textarea-vertical-align="middle" draw:auto-grow-height="false" fo:min-height="0.414cm" fo:min-width="3.464cm" fo:padding-top="0.151cm" fo:padding-bottom="0.151cm" fo:padding-left="0.276cm" fo:padding-right="0.276cm"/>
    </style:style>
    <style:style style:name="gr15" style:family="graphic" style:parent-style-name="standard">
      <style:graphic-properties draw:stroke="none" draw:fill-color="#666666" draw:textarea-horizontal-align="justify" draw:textarea-vertical-align="middle" draw:auto-grow-height="false" fo:min-height="0.45cm" fo:min-width="1.5cm"/>
    </style:style>
    <style:style style:name="gr16" style:family="graphic" style:parent-style-name="standard">
      <style:graphic-properties draw:stroke="none" svg:stroke-width="0.053cm" draw:marker-start-width="0.379cm" draw:marker-end-width="0.379cm" draw:fill-color="#666666" draw:textarea-horizontal-align="justify" draw:textarea-vertical-align="middle" draw:auto-grow-height="false" fo:min-height="0.45cm" fo:min-width="1.5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66cc" draw:marker-start-width="0.379cm" draw:marker-end-width="0.379cm" draw:fill="none" draw:textarea-horizontal-align="justify" draw:textarea-vertical-align="middle" draw:auto-grow-height="false" fo:min-height="0.382cm" fo:min-width="6.432cm" fo:padding-top="0.151cm" fo:padding-bottom="0.151cm" fo:padding-left="0.276cm" fo:padding-right="0.276cm"/>
    </style:style>
    <style:style style:name="gr18" style:family="graphic" style:parent-style-name="standard">
      <style:graphic-properties svg:stroke-width="0.02cm" svg:stroke-color="#0066cc" draw:marker-start-width="0.33cm" draw:marker-end-width="0.33cm" draw:fill="none" draw:textarea-horizontal-align="justify" draw:textarea-vertical-align="middle" draw:auto-grow-height="false" fo:min-height="1.327cm" fo:min-width="2.355cm" fo:padding-top="0.135cm" fo:padding-bottom="0.135cm" fo:padding-left="0.26cm" fo:padding-right="0.26cm" fo:wrap-option="no-wrap"/>
    </style:style>
    <style:style style:name="P1" style:family="paragraph">
      <style:paragraph-properties fo:text-align="center"/>
      <style:text-properties style:font-name="Hack"/>
    </style:style>
    <style:style style:name="P2" style:family="paragraph">
      <loext:graphic-properties draw:fill="solid" draw:fill-color="#ff420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solid" draw:fill-color="#83caff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ffd320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c5000b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solid" draw:fill-color="#e6e6ff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solid" draw:fill-color="#e6e6e6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solid" draw:fill-color="#aecf00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420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83caff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ffd320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 draw:fill-color="#c5000b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 draw:fill-color="#aecf00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text-align="center"/>
      <style:text-properties style:font-name="Hack" fo:font-size="12pt" style:font-size-asian="12pt" style:font-size-complex="12pt"/>
    </style:style>
    <style:style style:name="P16" style:family="paragraph">
      <loext:graphic-properties draw:fill="none"/>
      <style:paragraph-properties fo:text-align="center"/>
      <style:text-properties fo:color="#0066cc" style:font-name="Hack" fo:font-size="12pt" style:font-size-asian="12pt" style:font-size-complex="12pt"/>
    </style:style>
    <style:style style:name="P17" style:family="paragraph">
      <style:paragraph-properties fo:text-align="center"/>
      <style:text-properties style:font-name="Hack" fo:font-size="12pt"/>
    </style:style>
    <style:style style:name="P18" style:family="paragraph">
      <loext:graphic-properties draw:fill-color="#666666"/>
      <style:paragraph-properties fo:text-align="center"/>
      <style:text-properties fo:color="#ffffff" style:font-name="Hack" fo:font-size="12pt" fo:font-weight="bold" style:font-size-asian="10pt" style:font-weight-asian="bold" style:font-size-complex="10pt" style:font-weight-complex="bold"/>
    </style:style>
    <style:style style:name="P19" style:family="paragraph">
      <loext:graphic-properties draw:fill="none"/>
      <style:paragraph-properties fo:text-align="center"/>
      <style:text-properties fo:color="#0066cc" style:font-name="Hack" fo:font-size="12pt" fo:font-weight="bold" style:font-size-asian="9pt" style:font-weight-asian="bold" style:font-size-complex="9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66cc" style:font-name="Hack" fo:font-size="12pt" style:font-size-asian="12pt" style:font-size-complex="12pt"/>
    </style:style>
    <style:style style:name="T3" style:family="text">
      <style:text-properties fo:color="#ffffff" fo:font-weight="bold" style:font-size-asian="10pt" style:font-weight-asian="bold" style:font-size-complex="10pt" style:font-weight-complex="bold"/>
    </style:style>
    <style:style style:name="T4" style:family="text">
      <style:text-properties fo:color="#0066cc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48cm" svg:height="0.992cm" svg:x="3.77cm" svg:y="7.932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48cm" svg:height="1.133cm" svg:x="3.77cm" svg:y="6.516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48cm" svg:height="0.992cm" svg:x="3.77cm" svg:y="5.241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48cm" svg:height="0.991cm" svg:x="3.77cm" svg:y="4.108cm">
          <text:p text:style-name="P1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48cm" svg:height="0.708cm" svg:x="3.77cm" svg:y="3.258cm">
          <text:p text:style-name="P1"><text:span text:style-name="T1">se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48cm" svg:height="0.708cm" svg:x="3.77cm" svg:y="2.408cm">
          <text:p text:style-name="P1"><text:span text:style-name="T1">prés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.48cm" svg:height="0.992cm" svg:x="3.77cm" svg:y="1.275cm">
          <text:p text:style-name="P1"><text:span text:style-name="T1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9" draw:layer="layout" svg:x1="7.175cm" svg:y1="8.925cm" svg:x2="9.175cm" svg:y2="11.3cm">
          <text:p/>
        </draw:line>
        <draw:custom-shape draw:style-name="gr9" draw:text-style-name="P10" draw:layer="layout" svg:width="2.265cm" svg:height="0.992cm" svg:x="1.25cm" svg:y="7.933cm">
          <text:p text:style-name="P1"><text:span text:style-name="T1">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2.265cm" svg:height="1.133cm" svg:x="1.25cm" svg:y="6.516cm">
          <text:p text:style-name="P1"><text:span text:style-name="T1">tr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2.265cm" svg:height="0.992cm" svg:x="1.25cm" svg:y="5.242cm">
          <text:p text:style-name="P1"><text:span text:style-name="T1">paqu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2.265cm" svg:height="0.992cm" svg:x="1.25cm" svg:y="4.109cm">
          <text:p text:style-name="P1"><text:span text:style-name="T1">se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265cm" svg:height="0.992cm" svg:x="1.25cm" svg:y="1.276cm">
          <text:p text:style-name="P1"><text:span text:style-name="T1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4cm" svg:height="0.7cm" svg:x="9.3cm" svg:y="10.57cm">
          <text:p text:style-name="P15"><text:span text:style-name="T2">PMD</text:span></text:p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4cm" svg:height="0.7cm" svg:x="9.3cm" svg:y="9.88cm">
          <text:p text:style-name="P15"><text:span text:style-name="T2">PMA</text:span></text:p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4cm" svg:height="0.7cm" svg:x="9.3cm" svg:y="9.19cm">
          <text:p text:style-name="P15"><text:span text:style-name="T2">PCS</text:span></text:p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8" draw:layer="layout" svg:width="2cm" svg:height="0.7cm" svg:x="10.324cm" svg:y="11.258cm">
          <text:p text:style-name="P17"><text:span text:style-name="T3">MDI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2cm" svg:height="0.7cm" svg:x="10.326cm" svg:y="8.54cm">
          <text:p text:style-name="P17"><text:span text:style-name="T3">xMII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4cm" svg:height="0.7cm" svg:x="9.3cm" svg:y="7.849cm">
          <text:p text:style-name="P15"><text:span text:style-name="T2">RECONCILIATION</text:span></text:p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7cm" svg:height="0.7cm" svg:x="7.925cm" svg:y="6.97cm">
          <text:p text:style-name="P15"><text:span text:style-name="T2">MAC – MEDIA ACCESS CONTROL</text:span></text:p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7cm" svg:height="0.7cm" svg:x="7.925cm" svg:y="6.181cm">
          <text:p text:style-name="P15"><text:span text:style-name="T2">LLC – LOGICAL LINK CONTROL</text:span></text:p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9" draw:layer="layout" svg:width="3.103cm" svg:height="1.723cm" svg:x="11.8cm" svg:y="3.8cm">
          <text:p text:style-name="P17"><text:span text:style-name="T4">Standard</text:span></text:p>
          <text:p text:style-name="P17"><text:span text:style-name="T4">Ethernet</text:span></text:p>
          <text:p text:style-name="P17"><text:span text:style-name="T4">IEEE 802.3</text:span></text:p>
          <draw:enhanced-geometry svg:viewBox="0 0 21600 21600" draw:text-areas="800 800 20800 20800" draw:type="round-rectangular-callout" draw:modifiers="563.659793814433 29643.61948955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9" draw:layer="layout" svg:x1="7.175cm" svg:y1="6.425cm" svg:x2="7.8cm" svg:y2="6.175cm">
          <text:p/>
        </draw:line>
        <draw:line draw:style-name="gr8" draw:text-style-name="P9" draw:layer="layout" svg:x1="7.175cm" svg:y1="7.8cm" svg:x2="7.925cm" svg:y2="7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quare" svg:viewBox="0 0 10 10" svg:d="M0 0h10v10h-1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5-12-01T13:10:06.332613110</dc:date>
    <meta:editing-duration>PT14H17M15S</meta:editing-duration>
    <meta:editing-cycles>51</meta:editing-cycles>
    <meta:generator>LibreOffice/5.0.3.2$Linux_X86_64 LibreOffice_project/00m0$Build-2</meta:generator>
    <meta:document-statistic meta:object-count="24"/>
  </office:meta>
</office:document-meta>
</file>